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 fo:text-indent="0in"/>
    </style:style>
    <style:style style:name="P2" style:parent-style-name="Standard" style:family="paragraph">
      <style:paragraph-properties fo:text-align="center" fo:line-height="100%" fo:text-indent="0in"/>
    </style:style>
    <style:style style:name="P3" style:parent-style-name="Standard" style:family="paragraph">
      <style:paragraph-properties fo:text-align="center" fo:line-height="100%" fo:text-indent="0in"/>
    </style:style>
    <style:style style:name="P4" style:parent-style-name="Standard" style:family="paragraph">
      <style:paragraph-properties fo:text-align="center" fo:line-height="100%" fo:text-indent="0in"/>
    </style:style>
    <style:style style:name="P5" style:parent-style-name="Standard" style:family="paragraph">
      <style:paragraph-properties fo:text-align="center" fo:line-height="100%" fo:text-indent="0in"/>
    </style:style>
    <style:style style:name="P6" style:parent-style-name="Standard" style:family="paragraph">
      <style:paragraph-properties style:contextual-spacing="false" fo:text-align="center" fo:margin-top="0in" fo:margin-bottom="1.1666in" fo:text-indent="0in"/>
      <style:text-properties fo:font-weight="bold" style:font-weight-asian="bold"/>
    </style:style>
    <style:style style:name="P7" style:parent-style-name="Standard" style:family="paragraph">
      <style:paragraph-properties fo:text-align="center" fo:text-indent="0in"/>
    </style:style>
    <style:style style:name="T8" style:parent-style-name="Основнойшрифтабзаца" style:family="text">
      <style:text-properties fo:text-transform="uppercase" style:font-size-complex="14pt" fo:background-color="#FFFF00" style:language-asian="ar" style:country-asian="SA"/>
    </style:style>
    <style:style style:name="P9" style:parent-style-name="Standard" style:family="paragraph">
      <style:paragraph-properties fo:text-align="center" fo:margin-left="0.9833in" fo:text-indent="-0.9833in">
        <style:tab-stops/>
      </style:paragraph-properties>
      <style:text-properties fo:color="#000000" style:language-asian="ar" style:country-asian="SA"/>
    </style:style>
    <style:style style:name="P10" style:parent-style-name="Standard" style:family="paragraph">
      <style:paragraph-properties fo:text-align="center" fo:line-height="100%" fo:text-indent="0in"/>
      <style:text-properties style:font-size-complex="14pt"/>
    </style:style>
    <style:style style:name="P11" style:parent-style-name="Standard" style:family="paragraph">
      <style:paragraph-properties fo:text-align="center" fo:line-height="100%" fo:text-indent="0in">
        <style:tab-stops>
          <style:tab-stop style:type="left" style:position="4.9701in"/>
          <style:tab-stop style:type="left" style:position="5.4409in"/>
          <style:tab-stop style:type="left" style:position="5.7951in"/>
          <style:tab-stop style:type="left" style:position="6.1284in"/>
          <style:tab-stop style:type="left" style:position="6.5993in"/>
        </style:tab-stops>
      </style:paragraph-properties>
    </style:style>
    <style:style style:name="T12" style:parent-style-name="Основнойшрифтабзаца" style:family="text">
      <style:text-properties style:font-size-complex="14pt"/>
    </style:style>
    <style:style style:name="P13" style:parent-style-name="Standard" style:family="paragraph">
      <style:paragraph-properties fo:text-align="center" fo:line-height="100%" fo:text-indent="0in"/>
    </style:style>
    <style:style style:name="T14" style:parent-style-name="Основнойшрифтабзаца" style:family="text">
      <style:text-properties style:font-size-complex="14pt"/>
    </style:style>
    <style:style style:name="T15" style:parent-style-name="Основнойшрифтабзаца" style:family="text">
      <style:text-properties style:font-size-complex="14pt"/>
    </style:style>
    <style:style style:name="P16" style:parent-style-name="Standard" style:family="paragraph">
      <style:paragraph-properties style:contextual-spacing="false" fo:text-align="center" fo:margin-top="0in" fo:margin-bottom="2.75in" fo:line-height="100%" fo:text-indent="0in"/>
    </style:style>
    <style:style style:name="T17" style:parent-style-name="Основнойшрифтабзаца" style:family="text">
      <style:text-properties style:font-size-complex="14pt"/>
    </style:style>
    <style:style style:name="T18" style:parent-style-name="Основнойшрифтабзаца" style:family="text">
      <style:text-properties style:font-size-complex="14pt" fo:background-color="#FFFF00"/>
    </style:style>
    <style:style style:name="T19" style:parent-style-name="Основнойшрифтабзаца" style:family="text">
      <style:text-properties style:font-size-complex="14pt"/>
    </style:style>
    <style:style style:name="TableColumn21" style:family="table-column">
      <style:table-column-properties style:column-width="3.3979in" style:use-optimal-column-width="false"/>
    </style:style>
    <style:style style:name="Table20" style:family="table">
      <style:table-properties style:width="3.3979in" fo:margin-left="3.4458in" table:align="left"/>
    </style:style>
    <style:style style:name="TableRow22" style:family="table-row">
      <style:table-row-properties style:min-row-height="0.7875in"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Основнойшрифтабзаца" style:family="text">
      <style:text-properties style:font-size-complex="14pt"/>
    </style:style>
    <style:style style:name="P26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" style:parent-style-name="Основнойшрифтабзаца" style:family="text">
      <style:text-properties style:font-size-complex="14pt"/>
    </style:style>
    <style:style style:name="P28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" style:parent-style-name="Основнойшрифтабзаца" style:family="text">
      <style:text-properties style:font-size-complex="14pt"/>
    </style:style>
    <style:style style:name="P30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" style:parent-style-name="Основнойшрифтабзаца" style:family="text">
      <style:text-properties style:font-size-complex="14pt"/>
    </style:style>
    <style:style style:name="T32" style:parent-style-name="Основнойшрифтабзаца" style:family="text">
      <style:text-properties style:font-size-complex="14pt" fo:background-color="#FFFF00"/>
    </style:style>
    <style:style style:name="T33" style:parent-style-name="Основнойшрифтабзаца" style:family="text">
      <style:text-properties style:font-size-complex="14pt"/>
    </style:style>
    <style:style style:name="TableRow34" style:family="table-row">
      <style:table-row-properties style:min-row-height="0.7875in"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7" style:parent-style-name="Основнойшрифтабзаца" style:family="text">
      <style:text-properties style:language-asian="ar" style:country-asian="SA"/>
    </style:style>
    <style:style style:name="T38" style:parent-style-name="Основнойшрифтабзаца" style:family="text">
      <style:text-properties fo:background-color="#FFFF00" style:language-asian="ar" style:country-asian="SA"/>
    </style:style>
    <style:style style:name="P39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40" style:parent-style-name="Основнойшрифтабзаца" style:family="text">
      <style:text-properties style:language-asian="ar" style:country-asian="SA"/>
    </style:style>
    <style:style style:name="P41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42" style:parent-style-name="Основнойшрифтабзаца" style:family="text">
      <style:text-properties style:language-asian="ar" style:country-asian="SA"/>
    </style:style>
    <style:style style:name="P43" style:parent-style-name="Standard" style:family="paragraph">
      <style:paragraph-properties fo:text-indent="0in">
        <style:tab-stops>
          <style:tab-stop style:type="left" style:position="0.5361in"/>
          <style:tab-stop style:type="left" style:position="2.1111in"/>
        </style:tab-stops>
      </style:paragraph-properties>
    </style:style>
    <style:style style:name="T44" style:parent-style-name="Основнойшрифтабзаца" style:family="text">
      <style:text-properties style:language-asian="ar" style:country-asian="SA"/>
    </style:style>
    <style:style style:name="T45" style:parent-style-name="Основнойшрифтабзаца" style:family="text">
      <style:text-properties fo:background-color="#FFFF00" style:language-asian="ar" style:country-asian="SA"/>
    </style:style>
    <style:style style:name="T46" style:parent-style-name="Основнойшрифтабзаца" style:family="text">
      <style:text-properties style:language-asian="ar" style:country-asian="SA"/>
    </style:style>
    <style:style style:name="P47" style:parent-style-name="Standard" style:family="paragraph">
      <style:paragraph-properties style:contextual-spacing="false" fo:margin-top="0in" fo:margin-bottom="0.1111in" fo:line-height="106%" fo:text-indent="0in"/>
    </style:style>
    <style:style style:name="P48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T49" style:parent-style-name="Основнойшрифтабзаца" style:family="text">
      <style:text-properties style:font-name="Times New Roman" fo:font-weight="normal" style:font-weight-asian="normal" style:font-weight-complex="normal"/>
    </style:style>
    <style:style style:name="P5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6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78" style:parent-style-name="Standard" style:family="paragraph">
      <style:paragraph-properties style:contextual-spacing="false" fo:margin-top="0in" fo:margin-bottom="0.1111in" fo:line-height="106%" fo:text-indent="0in"/>
    </style:style>
    <style:style style:name="P79" style:parent-style-name="Заголовок1" style:family="paragraph">
      <style:paragraph-properties fo:break-before="page"/>
    </style:style>
    <style:style style:name="P80" style:parent-style-name="Заголовок1" style:family="paragraph">
      <style:paragraph-properties fo:break-before="page"/>
    </style:style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T87" style:parent-style-name="Основнойшрифтабзаца" style:family="text">
      <style:text-properties style:font-size-complex="14pt"/>
    </style:style>
    <style:style style:name="T88" style:parent-style-name="Основнойшрифтабзаца" style:family="text">
      <style:text-properties style:font-size-complex="14pt" fo:background-color="#FFFFFF"/>
    </style:style>
    <style:style style:name="T89" style:parent-style-name="Основнойшрифтабзаца" style:family="text">
      <style:text-properties style:font-size-complex="14pt" fo:background-color="#FFFFFF"/>
    </style:style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>
      <style:paragraph-properties fo:margin-left="0.5in" fo:text-indent="0in">
        <style:tab-stops/>
      </style:paragraph-properties>
    </style:style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T97" style:parent-style-name="Основнойшрифтабзаца" style:family="text">
      <style:text-properties style:font-size-complex="14pt"/>
    </style:style>
    <style:style style:name="T98" style:parent-style-name="Основнойшрифтабзаца" style:family="text">
      <style:text-properties style:font-size-complex="14pt"/>
    </style:style>
    <style:style style:name="T99" style:parent-style-name="Основнойшрифтабзаца" style:family="text">
      <style:text-properties style:font-size-complex="14pt"/>
    </style:style>
    <style:style style:name="T100" style:parent-style-name="Основнойшрифтабзаца" style:family="text">
      <style:text-properties style:font-size-complex="14pt"/>
    </style:style>
    <style:style style:name="P101" style:parent-style-name="Textbody" style:family="paragraph"/>
    <style:style style:name="T102" style:parent-style-name="Основнойшрифтабзаца" style:family="text">
      <style:text-properties style:font-size-complex="14pt"/>
    </style:style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>
      <style:paragraph-properties fo:margin-bottom="0in"/>
    </style:style>
    <style:style style:name="P119" style:parent-style-name="Textbody" style:family="paragraph"/>
    <style:style style:name="P120" style:parent-style-name="Textbody" style:family="paragraph"/>
    <style:style style:name="T121" style:parent-style-name="StrongEmphasis" style:family="text">
      <style:text-properties fo:font-weight="normal" style:font-weight-asian="normal" style:font-weight-complex="normal"/>
    </style:style>
    <style:style style:name="P122" style:parent-style-name="Textbody" style:family="paragraph">
      <style:paragraph-properties fo:margin-bottom="0in"/>
    </style:style>
    <style:style style:name="T123" style:parent-style-name="StrongEmphasis" style:family="text">
      <style:text-properties fo:font-weight="normal" style:font-weight-asian="normal" style:font-weight-complex="normal"/>
    </style:style>
    <style:style style:name="P124" style:parent-style-name="Textbody" style:family="paragraph">
      <style:paragraph-properties fo:margin-bottom="0in"/>
    </style:style>
    <style:style style:name="T125" style:parent-style-name="StrongEmphasis" style:family="text">
      <style:text-properties fo:font-weight="normal" style:font-weight-asian="normal" style:font-weight-complex="normal"/>
    </style:style>
    <style:style style:name="P126" style:parent-style-name="Textbody" style:family="paragraph">
      <style:paragraph-properties fo:margin-bottom="0in"/>
    </style:style>
    <style:style style:name="T127" style:parent-style-name="StrongEmphasis" style:family="text">
      <style:text-properties fo:font-weight="normal" style:font-weight-asian="normal" style:font-weight-complex="normal"/>
    </style:style>
    <style:style style:name="P128" style:parent-style-name="Textbody" style:family="paragraph"/>
    <style:style style:name="T129" style:parent-style-name="StrongEmphasis" style:family="text">
      <style:text-properties fo:font-weight="normal" style:font-weight-asian="normal" style:font-weight-complex="normal"/>
    </style:style>
    <style:style style:name="T130" style:parent-style-name="StrongEmphasis" style:family="text">
      <style:text-properties fo:font-weight="normal" style:font-weight-asian="normal" style:font-weight-complex="normal"/>
    </style:style>
    <style:style style:name="P131" style:parent-style-name="Textbody" style:family="paragraph"/>
    <style:style style:name="T132" style:parent-style-name="StrongEmphasis" style:family="text">
      <style:text-properties fo:font-weight="normal" style:font-weight-asian="normal" style:font-weight-complex="normal"/>
    </style:style>
    <style:style style:name="P133" style:parent-style-name="Textbody" style:family="paragraph"/>
    <style:style style:name="T134" style:parent-style-name="StrongEmphasis" style:family="text">
      <style:text-properties fo:font-weight="normal" style:font-weight-asian="normal" style:font-weight-complex="normal"/>
    </style:style>
    <style:style style:name="P135" style:parent-style-name="Textbody" style:family="paragraph"/>
    <style:style style:name="T136" style:parent-style-name="StrongEmphasis" style:family="text">
      <style:text-properties fo:font-weight="normal" style:font-weight-asian="normal" style:font-weight-complex="normal"/>
    </style:style>
    <style:style style:name="P137" style:parent-style-name="Textbody" style:family="paragraph"/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P141" style:parent-style-name="Textbody" style:family="paragraph"/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Textbody" style:family="paragraph"/>
    <style:style style:name="P150" style:parent-style-name="Textbody" style:family="paragraph"/>
    <style:style style:name="P151" style:parent-style-name="Textbody" style:family="paragraph"/>
    <style:style style:name="P152" style:parent-style-name="Textbody" style:family="paragraph"/>
    <style:style style:name="P153" style:parent-style-name="Заголовок1" style:family="paragraph">
      <style:paragraph-properties fo:break-before="page"/>
    </style:style>
    <style:style style:name="P154" style:parent-style-name="Textbody" style:family="paragraph"/>
    <style:style style:name="P155" style:parent-style-name="Textbody" style:family="paragraph"/>
    <style:style style:name="P156" style:parent-style-name="Заголовок1" style:family="paragraph">
      <style:paragraph-properties fo:break-before="page"/>
    </style:style>
    <style:style style:name="P157" style:parent-style-name="Standard" style:family="paragraph">
      <style:paragraph-properties fo:break-before="page" style:contextual-spacing="false" fo:margin-top="0in" fo:margin-bottom="0.1111in" fo:line-height="106%" fo:text-indent="0in"/>
    </style:style>
    <style:style style:name="P158" style:parent-style-name="Drawing" style:family="paragraph">
      <style:paragraph-properties fo:text-align="center"/>
    </style:style>
    <style:style style:name="P159" style:parent-style-name="Заголовок1" style:family="paragraph">
      <style:paragraph-properties fo:break-before="page"/>
    </style:style>
    <style:style style:name="P160" style:parent-style-name="Standard" style:family="paragraph">
      <style:paragraph-properties fo:text-indent="0in"/>
    </style:style>
    <style:style style:name="T161" style:parent-style-name="Основнойшрифтабзаца" style:family="text">
      <style:text-properties style:font-name="Courier New" style:font-size-complex="12pt"/>
    </style:style>
    <style:style style:name="P162" style:parent-style-name="Drawing" style:family="paragraph">
      <style:paragraph-properties fo:text-align="center"/>
    </style:style>
    <style:style style:name="T163" style:parent-style-name="Основнойшрифтабзаца" style:family="text">
      <style:text-properties style:font-name="Courier New" style:font-size-complex="12pt"/>
    </style:style>
    <style:style style:name="T164" style:parent-style-name="Основнойшрифтабзаца" style:family="text">
      <style:text-properties fo:font-style="normal" style:font-style-asian="normal" style:font-style-complex="normal"/>
    </style:style>
    <style:style style:name="T165" style:parent-style-name="Основнойшрифтабзаца" style:family="text">
      <style:text-properties style:font-name="Courier New" style:font-size-complex="12pt"/>
    </style:style>
    <style:style style:name="P166" style:parent-style-name="Drawing" style:family="paragraph">
      <style:paragraph-properties fo:text-align="center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Новгородский государственный университет имени Ярослава Мудрого»</text:p>
      <text:p text:style-name="P5">ИНСТИТУТ<text:s/>ЭЛЕКТРОННЫХ И ИНФОРМАЦИОННЫХ СИСТЕМ</text:p>
      <text:p text:style-name="P6">ПОЛИТЕХНИЧЕСКИЙ КОЛЛЕДЖ</text:p>
      <text:p text:style-name="P7"><text:span text:style-name="T8">разработка САЙТА-ПРИЛОЖЕНИЯ ДЛЯ ПРОГНОЗА ПОГОДЫ</text:span></text:p>
      <text:p text:style-name="P9"/>
      <text:p text:style-name="P10">Курсовой проект по учебной дисциплине</text:p>
      <text:p text:style-name="P11"><text:span text:style-name="T12">«Разработка кода информационных систем»</text:span></text:p>
      <text:p text:style-name="P13"><text:span text:style-name="T14">по специальности 09.02.07 Информационные системы и<text:s/></text:span><text:span text:style-name="T15">программирование</text:span></text:p>
      <text:p text:style-name="P16"><text:span text:style-name="T17">ПТК.КП<text:s/></text:span><text:span text:style-name="T18">2993 13</text:span><text:span text:style-name="T19">.000ПЗ</text:span>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Руководители</text:span></text:p>
            <text:p text:style-name="P26"><text:span text:style-name="T27">__________________ ФИО</text:span></text:p>
            <text:p text:style-name="P28"><text:span text:style-name="T29"><text:s text:c="7"/>(подпись)</text:span></text:p>
            <text:p text:style-name="P30"><text:span text:style-name="T31">«___» ______________<text:s/></text:span><text:span text:style-name="T32">2024</text:span><text:span text:style-name="T33"><text:s/>года</text:span></text:p>
          </table:table-cell>
        </table:table-row>
        <table:table-row table:style-name="TableRow34">
          <table:table-cell table:style-name="TableCell35">
            <text:p text:style-name="P36"><text:span text:style-name="T37">Студент группы<text:s/></text:span><text:span text:style-name="T38">2993</text:span></text:p>
            <text:p text:style-name="P39"><text:span text:style-name="T40">___________________ ФИО</text:span></text:p>
            <text:p text:style-name="P41"><text:span text:style-name="T42"><text:s text:c="6"/>(подпись)</text:span></text:p>
            <text:p text:style-name="P43"><text:span text:style-name="T44">«___» ______________<text:s/></text:span><text:span text:style-name="T45">2024</text:span><text:span text:style-name="T46"><text:s/>года</text:span></text:p>
          </table:table-cell>
        </table:table-row>
      </table:table>
      <text:p text:style-name="P47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8"><text:span text:style-name="T49">Содержание</text:span></text:p>
          <text:p text:style-name="Contents1"><text:a xlink:href="#__RefHeading___Toc4227_929952212" office:target-frame-name="_top" xlink:show="replace">Аннотация<text:tab/>4</text:a></text:p>
          <text:p text:style-name="Contents1"><text:a xlink:href="#__RefHeading___Toc4229_929952212" office:target-frame-name="_top" xlink:show="replace">Введение<text:tab/>5</text:a></text:p>
          <text:p text:style-name="Contents1"><text:a xlink:href="#__RefHeading___Toc4231_929952212" office:target-frame-name="_top" xlink:show="replace">Раздел 1. Общая (теоретическая) часть<text:tab/>6</text:a></text:p>
          <text:p text:style-name="P50"><text:a xlink:href="#__RefHeading___Toc4233_929952212" office:target-frame-name="_top" xlink:show="replace">1.1 Постановка задачи (ТЗ)<text:tab/>6</text:a></text:p>
          <text:p text:style-name="P51"><text:a xlink:href="#__RefHeading___Toc4235_929952212" office:target-frame-name="_top" xlink:show="replace">1.1.1 Характеристики бизнес-процессов<text:tab/>6</text:a></text:p>
          <text:p text:style-name="P52"><text:a xlink:href="#__RefHeading___Toc4237_929952212" office:target-frame-name="_top" xlink:show="replace">1.1.2 Технико-математическое описание задачи<text:tab/>7</text:a></text:p>
          <text:p text:style-name="P53"><text:a xlink:href="#__RefHeading___Toc4239_929952212" office:target-frame-name="_top" xlink:show="replace">1.1.3 Требования к программе<text:tab/>8</text:a></text:p>
          <text:p text:style-name="P54"><text:a xlink:href="#__RefHeading___Toc4241_929952212" office:target-frame-name="_top" xlink:show="replace">1.2 Обоснование проектных решений<text:tab/>9</text:a></text:p>
          <text:p text:style-name="P55"><text:a xlink:href="#__RefHeading___Toc4243_929952212" office:target-frame-name="_top" xlink:show="replace">1.2.1 Обоснование выбора языков программирования<text:tab/>9</text:a></text:p>
          <text:p text:style-name="P56"><text:a xlink:href="#__RefHeading___Toc2675_3935431380" office:target-frame-name="_top" xlink:show="replace">1.2.2 Инструментальные средства<text:tab/>9</text:a></text:p>
          <text:p text:style-name="P57"><text:a xlink:href="#__RefHeading___Toc4247_929952212" office:target-frame-name="_top" xlink:show="replace">1.2.3 Обоснование выбора среды программирования<text:tab/>10</text:a></text:p>
          <text:p text:style-name="P58"><text:a xlink:href="#__RefHeading___Toc4249_929952212" office:target-frame-name="_top" xlink:show="replace">1.2.4 Информационное обеспечение<text:tab/>10</text:a></text:p>
          <text:p text:style-name="P59"><text:a xlink:href="#__RefHeading___Toc4251_929952212" office:target-frame-name="_top" xlink:show="replace">1.3 Обзор существующих программных систем<text:tab/>11</text:a></text:p>
          <text:p text:style-name="Contents1"><text:a xlink:href="#__RefHeading___Toc4253_929952212" office:target-frame-name="_top" xlink:show="replace">Раздел 2. Практическая составляющая<text:tab/>12</text:a></text:p>
          <text:p text:style-name="P60"><text:a xlink:href="#__RefHeading___Toc4255_929952212" office:target-frame-name="_top" xlink:show="replace">2.1 Реализация<text:tab/>12</text:a></text:p>
          <text:p text:style-name="P61"><text:a xlink:href="#__RefHeading___Toc4257_929952212" office:target-frame-name="_top" xlink:show="replace">2.1.1 Выбор технических и программных средств<text:tab/>12</text:a></text:p>
          <text:p text:style-name="P62"><text:a xlink:href="#__RefHeading___Toc4259_929952212" office:target-frame-name="_top" xlink:show="replace">2.1.2 Практическая реализация алгоритмов<text:tab/>12</text:a></text:p>
          <text:p text:style-name="P63"><text:a xlink:href="#__RefHeading___Toc16706_4162645264" office:target-frame-name="_top" xlink:show="replace">2.1.3 Используемые методы<text:tab/>13</text:a></text:p>
          <text:p text:style-name="P64"><text:a xlink:href="#__RefHeading___Toc16708_4162645264" office:target-frame-name="_top" xlink:show="replace">2.1.4 Используемые методы (примеры)<text:tab/>14</text:a></text:p>
          <text:p text:style-name="P65"><text:a xlink:href="#__RefHeading___Toc4261_929952212" office:target-frame-name="_top" xlink:show="replace">2.1.5 Реализация интерфейса<text:tab/>18</text:a></text:p>
          <text:p text:style-name="P66"><text:a xlink:href="#__RefHeading___Toc4263_929952212" office:target-frame-name="_top" xlink:show="replace">2.2 Тестирование<text:tab/>19</text:a></text:p>
          <text:p text:style-name="Contents1"><text:a xlink:href="#__RefHeading___Toc4560_3935431380" office:target-frame-name="_top" xlink:show="replace">Раздел 3. Практическая составляющая (продолжение)<text:tab/>23</text:a></text:p>
          <text:p text:style-name="P67"><text:a xlink:href="#__RefHeading___Toc2677_3935431380" office:target-frame-name="_top" xlink:show="replace">3.1 Реализация<text:tab/>23</text:a></text:p>
          <text:p text:style-name="P68"><text:a xlink:href="#__RefHeading___Toc14827_1902183156" office:target-frame-name="_top" xlink:show="replace">3.1.1 Архитектура приложения<text:tab/>23</text:a></text:p>
          <text:p text:style-name="P69"><text:a xlink:href="#__RefHeading___Toc14829_1902183156" office:target-frame-name="_top" xlink:show="replace">3.1.2 Обработка данных и генерация прогноза<text:tab/>24</text:a></text:p>
          <text:p text:style-name="P70"><text:a xlink:href="#__RefHeading___Toc2683_3935431380" office:target-frame-name="_top" xlink:show="replace">3.1.3 Оптимизация и производительность<text:tab/>25</text:a></text:p>
          <text:p text:style-name="P71"><text:a xlink:href="#__RefHeading___Toc2685_3935431380" office:target-frame-name="_top" xlink:show="replace">3.2 Тестирование<text:tab/>25</text:a></text:p>
          <text:p text:style-name="P72"><text:a xlink:href="#__RefHeading___Toc2687_3935431380" office:target-frame-name="_top" xlink:show="replace">3.2.1 Методология тестирования<text:tab/>25</text:a></text:p>
          <text:p text:style-name="P73"><text:a xlink:href="#__RefHeading___Toc2689_3935431380" office:target-frame-name="_top" xlink:show="replace">3.2.2 Инструменты тестирования<text:tab/>26</text:a></text:p>
          <text:p text:style-name="P74"><text:a xlink:href="#__RefHeading___Toc4552_3935431380" office:target-frame-name="_top" xlink:show="replace">3.3 Руководство оператора<text:tab/>27</text:a></text:p>
          <text:p text:style-name="P75"><text:a xlink:href="#__RefHeading___Toc4554_3935431380" office:target-frame-name="_top" xlink:show="replace">3.3.1 Условия выполнения<text:tab/>27</text:a></text:p>
          <text:p text:style-name="P76"><text:a xlink:href="#__RefHeading___Toc4556_3935431380" office:target-frame-name="_top" xlink:show="replace">3.3.2 Составные части программы и связи между ними<text:tab/>27</text:a></text:p>
          <text:p text:style-name="P77"><text:a xlink:href="#__RefHeading___Toc4558_3935431380" office:target-frame-name="_top" xlink:show="replace">3.3.3 Техника безопасности при работе на компьютере<text:tab/>28</text:a></text:p>
          <text:p text:style-name="Contents1"><text:a xlink:href="#__RefHeading___Toc4265_929952212" office:target-frame-name="_top" xlink:show="replace">Заключение<text:tab/>30</text:a></text:p>
          <text:p text:style-name="Contents1"><text:a xlink:href="#__RefHeading___Toc4267_929952212" office:target-frame-name="_top" xlink:show="replace">Список литературы<text:tab/>31</text:a></text:p>
          <text:p text:style-name="Contents1"><text:a xlink:href="#__RefHeading___Toc4269_929952212 ÐÐ¾Ð¿Ð¸Ñ 1 ÐÐ¾Ð¿Ð¸Ñ 1" office:target-frame-name="_top" xlink:show="replace">Приложение А<text:tab/>32</text:a></text:p>
          <text:p text:style-name="Contents1"><text:a xlink:href="#__RefHeading___Toc4631_3935431380" office:target-frame-name="_top" xlink:show="replace">Приложение Б<text:tab/>35</text:a></text:p>
        </text:index-body>
      </text:table-of-content>
      <text:p text:style-name="P78"/>
      <text:h text:style-name="P79" text:outline-level="1"><text:bookmark-start text:name="__RefHeading___Toc4227_929952212"/>Аннотация<text:bookmark-end text:name="__RefHeading___Toc4227_929952212"/></text:h>
      <text:p text:style-name="Textbody">Данный проект представляет собой разработку веб-приложения, которое предоставляет пользователям данные о турах в Великом Новгороде, а также<text:s/>возможность забронировать их позвонив по телефону или придя по адресу указанному на сайте. Для создания сайта используются HTML для структурирования контента, CSS для стилизации и JavaScript для реализации функциональности<text:s/></text:p>
      <text:h text:style-name="P80" text:outline-level="1"><text:bookmark-start text:name="__RefHeading___Toc4229_929952212"/>Введение<text:bookmark-end text:name="__RefHeading___Toc4229_929952212"/></text:h>
      <text:p text:style-name="Textbody">Целевой аудиторией данного приложения являются люди, которым необходима точная и своевременная информация о погоде в их регионе или в любом другом месте. Это могут быть путешественники, телекоммуникационные службы, спортсмены, а также обычные люди, для которых погодные данные важны в повседневной жизни. Разработанное веб-приложение предоставляет им удобный и эффективный способ получения необходимых метеоданных.</text:p>
      <text:p text:style-name="Textbody">В рамках данного проекта будет разработано веб-приложение, позволяющее пользователям получать подробную информацию о турах, а также возможность забронировать их.<text:s/></text:p>
      <text:p text:style-name="Textbody">Для достижения поставленной цели будут решены следующие задачи:</text:p>
      <text:list text:style-name="LFO36" text:continue-numbering="true">
        <text:list-item>
          <text:p text:style-name="P81">Анализ предметной области и требований к приложению;</text:p>
        </text:list-item>
        <text:list-item>
          <text:p text:style-name="P82">Выбор технологий и инструментов разработки;</text:p>
        </text:list-item>
        <text:list-item>
          <text:p text:style-name="P83">Проектирование архитектуры и функциональности приложения;</text:p>
        </text:list-item>
        <text:list-item>
          <text:p text:style-name="P84">Разработка пользовательского интерфейса;</text:p>
        </text:list-item>
        <text:list-item>
          <text:p text:style-name="P85">Тестирование и отладка приложения;</text:p>
        </text:list-item>
        <text:list-item>
          <text:p text:style-name="P86">Развертывание и публикация приложения.</text:p>
        </text:list-item>
      </text:list>
      <text:h text:style-name="Заголовок1" text:outline-level="1"><text:bookmark-start text:name="__RefHeading___Toc4231_929952212"/>Раздел 1. Общая (теоретическая) часть<text:bookmark-end text:name="__RefHeading___Toc4231_929952212"/></text:h>
      <text:h text:style-name="Заголовок2" text:outline-level="2"><text:bookmark-start text:name="__RefHeading___Toc4233_929952212"/>1.1 Постановка задачи (ТЗ)<text:bookmark-end text:name="__RefHeading___Toc4233_929952212"/></text:h>
      <text:h text:style-name="Заголовок2" text:outline-level="2"><text:bookmark-start text:name="__RefHeading___Toc4235_929952212"/>1.1.1 Характеристики бизнес-процессов<text:bookmark-end text:name="__RefHeading___Toc4235_929952212"/></text:h>
      <text:p text:style-name="Textbody"><text:span text:style-name="T87">Бизнес-процесс -<text:s/></text:span><text:span text:style-name="T88">совокупность вз</text:span><text:span text:style-name="T89">аимосвязанных мероприятий или работ, направленных на создание определенного продукта или услуги для потребителей.</text:span></text:p>
      <text:p text:style-name="Textbody">Основными бизнес-процессами, связанными с разработкой приложения для бронирования туров является сборка данных о всех возможных туров из надежных источников, а также их представление в удобном для пользователя формате. Эти процессы должны выполняться в режиме реального времени для обеспечения актуальности информации.</text:p>
      <text:p text:style-name="Textbody">Для приложения прогноза погоды были выявлены следующие бизнес-процессы:</text:p>
      <text:list text:style-name="LFO37" text:continue-numbering="true">
        <text:list-item>
          <text:p text:style-name="P90">Получение данных из источников: процесс сбора информации о турах а также их ценах</text:p>
        </text:list-item>
        <text:list-item>
          <text:p text:style-name="P91">Тоже в процесее разработки</text:p>
        </text:list-item>
      </text:list>
      <text:p text:style-name="P92"/>
      <text:h text:style-name="Заголовок2" text:outline-level="2"><text:bookmark-start text:name="__RefHeading___Toc4237_929952212"/>1.1.2 Технико-математическое описание задачи<text:bookmark-end text:name="__RefHeading___Toc4237_929952212"/></text:h>
      <text:p text:style-name="Textbody">Для реализации были использованы следующие средства:</text:p>
      <text:p text:style-name="Textbody">HTML - стандартизированный язык разметки<text:s/>документов в Интернете. Большинство веб-страниц содержат описание разметки на языке 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Textbody">CSS - формальный язык описания внешнего вида документа, написанного с использованием языка разметки. Преимущественно используется как средство описания,<text:s/>оформления внешнего вида веб-страниц, написанных с помощью языков разметки HTML и XHTML, но может также применяться к любым XML-документам, например, к SVG или XUL.</text:p>
      <text:p text:style-name="Textbody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<text:s/>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p text:style-name="Textbody">Для прогнозирования погоды применяются различные математические модели и алгоритмы, основанные на анализе атмосферных данных, таких как температура, влажность, давление, направление и скорость ветра. Для этого используются методы численного моделирования, статистического анализа и машинного обучения.</text:p>
      <text:p text:style-name="Textbody">Прогнозирование погоды часто основывается на решении уравнений гидродинамики атмосферы, которые описывают движение воздушных масс и изменения метеорологических параметров. Эти уравнения решаются численно с использованием методов конечных разностей или конечных элементов.</text:p>
      <text:p text:style-name="Textbody">Также широко применяются статистические методы, такие как регрессионный анализ и временные ряды, для выявления закономерностей в исторических метеоданных и экстраполяции прогноза на будущее. Методы машинного обучения, такие как нейронные сети и алгоритмы ансамблевого обучения, также используются для прогнозирования погоды на основе большого объема данных.</text:p>
      <text:h text:style-name="Заголовок2" text:outline-level="2"><text:bookmark-start text:name="__RefHeading___Toc4239_929952212"/>1.1.3 Требования к программе<text:bookmark-end text:name="__RefHeading___Toc4239_929952212"/></text:h>
      <text:p text:style-name="Textbody">Функциональные требования:</text:p>
      <text:list text:style-name="LFO38" text:continue-numbering="true">
        <text:list-item>
          <text:p text:style-name="P93">Адаптивный дизайн для использования на<text:s/>различных устройствах.</text:p>
        </text:list-item>
      </text:list>
      <text:p text:style-name="Textbody">Нефункциональные требования:</text:p>
      <text:list text:style-name="LFO39" text:continue-numbering="true">
        <text:list-item>
          <text:p text:style-name="P94">Простой и интуитивно понятный интерфейс.</text:p>
        </text:list-item>
        <text:list-item>
          <text:p text:style-name="P95">Быстрая загрузка и отзывчивость приложения.</text:p>
        </text:list-item>
        <text:list-item>
          <text:p text:style-name="P96">Кроссбраузерная совместимость.</text:p>
        </text:list-item>
      </text:list>
      <text:h text:style-name="Заголовок2" text:outline-level="2"><text:bookmark-start text:name="__RefHeading___Toc4241_929952212"/>1.2 Обоснование проектных решений<text:bookmark-end text:name="__RefHeading___Toc4241_929952212"/></text:h>
      <text:h text:style-name="Заголовок2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Textbody"><text:span text:style-name="T97">Выбо</text:span><text:span text:style-name="T98">р языков программирования зависит от многих факторов, например, задачи, которые нужно решить.<text:s/></text:span>Выбор языков программирования для разработки приложения прогноза погоды обусловлен следующими факторами:</text:p>
      <text:p text:style-name="Textbody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Textbody">CSS используется для стилизации и оформления интерфейса приложения. CSS предоставляет классы для быстрого создания современного и адаптивного дизайна.</text:p>
      <text:p text:style-name="Textbody">JavaScript применяется для реализации интерактивного функционала, обработки данных.<text:s/><text:span text:style-name="T99">Он имеет 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</text:span><text:span text:style-name="T100">мворков, которые упрощают разработку веб-приложений.</text:span><text:s/>JavaScript является мощным и гибким языком программирования, широко используемым в веб-разработке.</text:p>
      <text:p text:style-name="Textbody">Таким образом, выбор языков программирования обоснован тем, что они являются популярными и широко<text:s/>используемыми языками программирования в веб-разработке.</text:p>
      <text:h text:style-name="Заголовок2" text:outline-level="2"><text:bookmark-start text:name="__RefHeading___Toc2675_3935431380"/>1.2.2 Инструментальные средства<text:bookmark-end text:name="__RefHeading___Toc2675_3935431380"/></text:h>
      <text:p text:style-name="Textbody">Для разработки приложения использовались следующие инструментальные средства:</text:p>
      <text:list text:style-name="LFO40" text:continue-numbering="true">
        <text:list-item>
          <text:p text:style-name="P101">Visual Studio Code - кроссплатформенная интегрированная среда разработки (IDE), обеспечивающая удобный редактор кода, отладчик и множество полезных расширений для веб-разработки.<text:s/><text:span text:style-name="T102">Она 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103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104">Node.js - программная платформа для выполнения JavaScript-кода на сервере, необходимая для работы с различными инструментами и библиотеками.</text:p>
        </text:list-item>
        <text:list-item>
          <text:p text:style-name="P105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  <text:list-item>
          <text:p text:style-name="P106">npm - менеджер пакетов для Node.js, позволяющий устанавливать и управлять зависимостями проекта.</text:p>
        </text:list-item>
        <text:list-item>
          <text:p text:style-name="P107">CSS - для создания адаптивных и<text:s/>привлекательных пользовательских интерфейсов.</text:p>
        </text:list-item>
      </text:list>
      <text:h text:style-name="Заголовок2" text:outline-level="2"><text:bookmark-start text:name="__RefHeading___Toc4247_929952212"/>1.2.3 Обоснование выбора среды программирования<text:bookmark-end text:name="__RefHeading___Toc4247_929952212"/></text:h>
      <text:p text:style-name="Textbody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<text:s/>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Заголовок2" text:outline-level="2"><text:bookmark-start text:name="__RefHeading___Toc4249_929952212"/>1.2.4 Информационное обеспечение<text:bookmark-end text:name="__RefHeading___Toc4249_929952212"/></text:h>
      <text:p text:style-name="Textbody">Для сайта для бронирования туров были выявлены следующие<text:s/>элементы информационного обеспечения:</text:p>
      <text:p text:style-name="Textbody">Для разработки логики работы приложения для бронирования используется язык программирования JavaScript.</text:p>
      <text:h text:style-name="Заголовок2" text:outline-level="2"><text:bookmark-start text:name="__RefHeading___Toc4251_929952212"/>1.3 Обзор существующих программных систем<text:bookmark-end text:name="__RefHeading___Toc4251_929952212"/></text:h>
      <text:p text:style-name="Textbody">На рынке существует ряд приложений и веб-сайтов, предназначенных для бронирования туров. Некоторые из наиболее популярных и широко используемых:</text:p>
      <text:list text:style-name="LFO41" text:continue-numbering="true">
        <text:list-item>
          <text:p text:style-name="P108">Волхва</text:p>
        </text:list-item>
      </text:list>
      <text:p text:style-name="Textbody">Сайт: https://volchkva.ru</text:p>
      <text:p text:style-name="Textbody">Веб-сайт и мобильное приложение Волхва предлагают подробные описания всех возможных туров великого Новгорода. Они известны высокой точностью и широкими возможностями.(это не все в ближайшем будующем будет добавлены еще сайты)</text:p>
      <text:p text:style-name="Textbody">Преимущества разрабатываемого приложения заключаются в его легкости, быстрой загрузке и адаптивном дизайне, что делает его удобным для использования на различных устройствах и в условиях медленного интернет-соединения. Кроме того, приложение будет иметь преимущество гибкости и возможности настройки в соответствии с потребностями пользователей.</text:p>
      <text:h text:style-name="Заголовок1" text:outline-level="1"><text:bookmark-start text:name="__RefHeading___Toc4253_929952212"/>Раздел 2. Практическая составляющая<text:bookmark-end text:name="__RefHeading___Toc4253_929952212"/></text:h>
      <text:h text:style-name="Заголовок2" text:outline-level="2"><text:bookmark-start text:name="__RefHeading___Toc4255_929952212"/>2.1 Реализация<text:bookmark-end text:name="__RefHeading___Toc4255_929952212"/></text:h>
      <text:h text:style-name="Заголовок2" text:outline-level="2"><text:bookmark-start text:name="__RefHeading___Toc4257_929952212"/>2.1.1 Выбор технических и программных<text:s/>средств<text:bookmark-end text:name="__RefHeading___Toc4257_929952212"/></text:h>
      <text:p text:style-name="Textbody">Для разработки приложения прогноза погоды использовались следующие технические и программные средства:</text:p>
      <text:list text:style-name="LFO42" text:continue-numbering="true">
        <text:list-item>
          <text:p text:style-name="P109">Операционная система: Windows 10</text:p>
        </text:list-item>
        <text:list-item>
          <text:p text:style-name="P110">Браузер: Google Chrome (для тестирования и отладки)</text:p>
        </text:list-item>
        <text:list-item>
          <text:p text:style-name="P111">IDE: Visual Studio Code</text:p>
        </text:list-item>
        <text:list-item>
          <text:p text:style-name="P112">Система контроля версий: Git</text:p>
        </text:list-item>
        <text:list-item>
          <text:p text:style-name="P113">Инструменты разработки: Node.js, npm (менеджер пакетов для Node.js)</text:p>
        </text:list-item>
        <text:list-item>
          <text:p text:style-name="P114">Фреймворк CSS: Tailwind CSS</text:p>
        </text:list-item>
      </text:list>
      <text:h text:style-name="Заголовок2" text:outline-level="2"><text:bookmark-start text:name="__RefHeading___Toc4261_929952212"/>2.1.5 Реализация интерфейса<text:bookmark-end text:name="__RefHeading___Toc4261_929952212"/></text:h>
      <text:p text:style-name="Textbody">Интерфейс приложения состоит из следующих основных компонентов:</text:p>
      <text:list text:style-name="LFO43" text:continue-numbering="true">
        <text:list-item>
          <text:p text:style-name="P115">Блок с турами показывающий некоторые из существующих туров для предпросмотра</text:p>
        </text:list-item>
        <text:list-item>
          <text:p text:style-name="P116">Блок с номером и адресом для бронирования туров</text:p>
        </text:list-item>
      </text:list>
      <text:p text:style-name="Textbody">Структура интерфейса создана с использованием HTML и семантических тегов. Стилизация выполнена с помощью CSS, обеспечивая современный и адаптивный дизайн. JavaScript используется для обработки<text:s/>взаимодействия с пользователем<text:s/></text:p>
      <text:h text:style-name="Заголовок2" text:outline-level="2"><text:bookmark-start text:name="__RefHeading___Toc4263_929952212"/>2.2 Тестирование<text:bookmark-end text:name="__RefHeading___Toc4263_929952212"/></text:h>
      <text:p text:style-name="Standard">Тестирование пока что не проводилось но в будущей обязательно проведется</text:p>
      <text:h text:style-name="Заголовок1" text:outline-level="1"><text:bookmark-start text:name="__RefHeading___Toc4560_3935431380"/>Раздел 3. Практическая составляющая (продолжение)<text:bookmark-end text:name="__RefHeading___Toc4560_3935431380"/></text:h>
      <text:h text:style-name="Заголовок2" text:outline-level="2"><text:bookmark-start text:name="__RefHeading___Toc2677_3935431380"/>3.1 Реализация<text:bookmark-end text:name="__RefHeading___Toc2677_3935431380"/></text:h>
      <text:h text:style-name="Заголовок2" text:outline-level="2"><text:bookmark-start text:name="__RefHeading___Toc14827_1902183156"/>3.1.1 Архитектура приложения<text:bookmark-end text:name="__RefHeading___Toc14827_1902183156"/></text:h>
      <text:p text:style-name="Textbody">Приложение для просмотра и бронирования<text:s/>туров построено на клиент-серверной архитектуре. На клиентской стороне используется язык программирования 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Textbody">Взаимодействие между клиентом и сервером осуществляется посредством протокола HTTP, используя асинхронные запросы через функцию fetch() в JavaScript.</text:p>
      <text:p text:style-name="Textbody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Заголовок2" text:outline-level="2"><text:bookmark-start text:name="__RefHeading___Toc14829_1902183156"/>3.1.2 Обработка данных<text:s/><text:bookmark-end text:name="__RefHeading___Toc14829_1902183156"/></text:h>
      <text:h text:style-name="Заголовок2" text:outline-level="2"><text:bookmark-start text:name="__RefHeading___Toc2683_3935431380"/>3.1.3 Оптимизация и производительность<text:bookmark-end text:name="__RefHeading___Toc2683_3935431380"/></text:h>
      <text:p text:style-name="Textbody">Для обеспечения высокой производительности и быстрой загрузки приложения были предприняты следующие меры:</text:p>
      <text:list text:style-name="LFO44" text:continue-numbering="true">
        <text:list-item>
          <text:p text:style-name="P117">Использование техники code-splitting для разделения кода<text:s/>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118"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119">Использование лучших практик<text:s/>веб-разработки, таких как минификация кода, отложенная загрузка ресурсов и оптимизация CSS.</text:p>
        </text:list-item>
      </text:list>
      <text:p text:style-name="Textbody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Заголовок2" text:outline-level="2"><text:bookmark-start text:name="__RefHeading___Toc2685_3935431380"/>3.2 Тестирование<text:bookmark-end text:name="__RefHeading___Toc2685_3935431380"/></text:h>
      <text:h text:style-name="Заголовок2" text:outline-level="2"><text:bookmark-start text:name="__RefHeading___Toc2687_3935431380"/>3.2.1 Методология тестирования<text:bookmark-end text:name="__RefHeading___Toc2687_3935431380"/></text:h>
      <text:p text:style-name="Textbody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<text:s/>видами тестирования были:</text:p>
      <text:list text:style-name="LFO45" text:continue-numbering="true">
        <text:list-item>
          <text:p text:style-name="P120"><text:span text:style-name="T121">Модульное тестирование</text:span>: Отдельные компоненты и функции приложения были протестированы на корректность работы и соответствие ожидаемому поведению. Это включало тестирование функций для получения данных с API, форматирования данных<text:s/>и отображения информации в интерфейсе.</text:p>
        </text:list-item>
        <text:list-item>
          <text:p text:style-name="P122"><text:span text:style-name="T123">Интеграционное тестирование</text:span>: После успешного модульного тестирования, компоненты были 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p>
        </text:list-item>
        <text:list-item>
          <text:p text:style-name="P124"><text:span text:style-name="T125">Тестирование интерфейса</text:span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<text:s/>платформах.</text:p>
        </text:list-item>
        <text:list-item>
          <text:p text:style-name="P126"><text:span text:style-name="T127">Тестирование производительности</text:span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p>
        </text:list-item>
        <text:list-item>
          <text:p text:style-name="P128"><text:span text:style-name="T129">Те</text:span><text:span text:style-name="T130">стирование безопасности</text:span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p>
        </text:list-item>
      </text:list>
      <text:h text:style-name="Заголовок2" text:outline-level="2"><text:bookmark-start text:name="__RefHeading___Toc2689_3935431380"/>3.2.2 Инструменты тестирования<text:bookmark-end text:name="__RefHeading___Toc2689_3935431380"/></text:h>
      <text:p text:style-name="Textbody">Для проведения тестирования были использованы следующие инструменты и фреймворки:</text:p>
      <text:list text:style-name="LFO46" text:continue-numbering="true">
        <text:list-item>
          <text:p text:style-name="P131"><text:span text:style-name="T132">Jest</text:span>: 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133"><text:span text:style-name="T134">Cypress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135"><text:span text:style-name="T136">Lighthouse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</text:list>
      <text:h text:style-name="Заголовок2" text:outline-level="2"><text:bookmark-start text:name="_q5bn0gk9i5ru"/><text:bookmark-start text:name="__RefHeading___Toc4552_3935431380"/><text:bookmark-end text:name="_q5bn0gk9i5ru"/>3.3 Руководство оператора<text:bookmark-end text:name="__RefHeading___Toc4552_3935431380"/></text:h>
      <text:h text:style-name="Заголовок2" text:outline-level="2"><text:bookmark-start text:name="__RefHeading___Toc4554_3935431380"/>3.3.1 Условия выполнения<text:bookmark-end text:name="__RefHeading___Toc4554_3935431380"/></text:h>
      <text:p text:style-name="Textbody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Заголовок2" text:outline-level="2"><text:bookmark-start text:name="__RefHeading___Toc4556_3935431380"/>3.3.2 Составные части программы и связи между ними<text:bookmark-end text:name="__RefHeading___Toc4556_3935431380"/></text:h>
      <text:p text:style-name="Textbody">Пользователь без прав модератора может использовать навигационное меню, перемещаться по определенным частям сайта, а также выполнять 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Заголовок2" text:outline-level="2"><text:bookmark-start text:name="__RefHeading___Toc4558_3935431380"/>3.3.3 Техника безопасности при работе на компьютере<text:bookmark-end text:name="__RefHeading___Toc4558_3935431380"/></text:h>
      <text:p text:style-name="Textbody">Пренебрежение правилами безопасности<text:s/>при работе с компьютером может привести к негативным последствиям для пользователя в виде 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Textbody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FO47" text:continue-numbering="true">
        <text:list-item>
          <text:p text:style-name="P137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138">Заболевание суставов, вызванное неправильной позой при продолжительной работе с компьютером.</text:p>
        </text:list-item>
        <text:list-item>
          <text:p text:style-name="P139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Textbody">Соблюдение простых правил при работе с компьютером поможет максимально убрать отрицательное влияние на ваше здоровье.</text:p>
      <text:list text:style-name="LFO48" text:continue-numbering="true">
        <text:list-item>
          <text:p text:style-name="P140">Соблюдение правильного расстояния до монитора. Правильным расстоянием от глаз до экрана считается то расстояние, при котором пользователь может дотянуться кончиками пальцев прямой руки до верха монитора.</text:p>
        </text:list-item>
        <text:list-item>
          <text:p text:style-name="P141">Оптимальный угол экранного наклона - 30 градусов.</text:p>
        </text:list-item>
        <text:list-item>
          <text:p text:style-name="P142">Клавиатура должна находиться в 20-30 см от края стола.</text:p>
        </text:list-item>
        <text:list-item>
          <text:p text:style-name="P143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144">При работе с клавиатурой и мышью руки должны быть согнуты,<text:s/>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145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Textbody">Ежечасно необходимо делать короткий перерыв в работе с компьютером и делать небольшую разминку для снятия напряжения в 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Textbody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FO49" text:continue-numbering="true">
        <text:list-item>
          <text:p text:style-name="P146">Не работайте с компьютером при наличии внешних повреждений корпуса или изоляции силовых кабелей. В этом случае требуется замена кабелей или обращение в сервисный центр.</text:p>
        </text:list-item>
        <text:list-item>
          <text:p text:style-name="P147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<text:s/>нарушения работы компьютера.</text:p>
        </text:list-item>
        <text:list-item>
          <text:p text:style-name="P148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149">Не включайте компьютер в помещении с высокой влажностью.</text:p>
        </text:list-item>
        <text:list-item>
          <text:p text:style-name="P150">Не оставляйте работающий ПК без присмотра длительное время.</text:p>
        </text:list-item>
        <text:list-item>
          <text:p text:style-name="P151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152">Нельзя работать с компьютером при открытом корпусе системного блока.</text:p>
        </text:list-item>
      </text:list>
      <text:h text:style-name="Заголовок1" text:outline-level="1"><text:bookmark-start text:name="__RefHeading___Toc4265_929952212"/>Заключение<text:bookmark-end text:name="__RefHeading___Toc4265_929952212"/></text:h>
      <text:p text:style-name="Textbody">В результате выполнения данного<text:s/>проекта было создано полнофункциональное веб-приложение для выбора и бронирования туров, соответствующее всем поставленным требованиям. Приложение позволяет пользователям получать актуальную информацию о текущих турах и забронировать их. Использование HTML, CSS и JavaScript обеспечило создание современного, адаптивного и интерактивного интерфейса</text:p>
      <text:p text:style-name="Textbody">В дальнейшем планируется развитие и расширение функциональности приложения, включая добавление комментариев и появление на сайте новых туров для предпросмотра и другие полезные возможности.</text:p>
      <text:h text:style-name="P153" text:outline-level="1"><text:bookmark-start text:name="__RefHeading___Toc4267_929952212"/>Список литературы<text:bookmark-end text:name="__RefHeading___Toc4267_929952212"/></text:h>
      <text:list text:style-name="LFO50" text:continue-numbering="true">
        <text:list-item>
          <text:p text:style-name="P154">Документация HTML:<text:s/><text:a xlink:href="https://developer.mozilla.org/ru/docs/Web/HTML" office:target-frame-name="_top" xlink:show="replace">https://developer.mozilla.org/ru/docs/Web/HTML</text:a></text:p>
        </text:list-item>
        <text:list-item>
          <text:p text:style-name="P155">Руководство по JavaScript:<text:s/><text:a xlink:href="https://developer.mozilla.org/ru/docs/Web/JavaScript" office:target-frame-name="_top" xlink:show="replace">https://developer.mozilla.org/ru/docs/Web/JavaScript</text:a></text:p>
        </text:list-item>
      </text:list>
      <text:h text:style-name="P156" text:outline-level="1"><text:bookmark-start text:name="_qomumjaxho20_Копия_1_Копия_1"/><text:bookmark-start text:name="__RefHeading___Toc4269_929952212_Копия_1"/><text:bookmark-end text:name="_qomumjaxho20_Копия_1_Копия_1"/>Приложение А<text:bookmark-end text:name="__RefHeading___Toc4269_929952212_Копия_1"/>( а еще пока ничего не вставел не успел вот сейчас буду исправлять все косяки)</text:h>
      <text:p text:style-name="P157"><draw:frame draw:z-index="251658240" draw:id="id0" draw:style-name="a0" draw:name="Врезка3" text:anchor-type="paragraph" svg:x="0in" svg:y="0in" svg:width="6.29792in" svg:height="2.67639in" style:rel-width="scale" style:rel-height="scale"><draw:text-box><text:p text:style-name="P158"/></draw:text-box><svg:title/><svg:desc/></draw:frame></text:p>
      <text:h text:style-name="P159" text:outline-level="1"><text:bookmark-start text:name="__RefHeading___Toc4631_3935431380"/>Приложение Б<text:bookmark-end text:name="__RefHeading___Toc4631_3935431380"/></text:h>
      <text:p text:style-name="P160"><text:span text:style-name="T161"><draw:frame draw:z-index="4" draw:id="id1" draw:style-name="a1" draw:name="Врезка5" text:anchor-type="paragraph" svg:x="0in" svg:y="0in" svg:width="6.29792in" svg:height="3.11528in" style:rel-width="scale" style:rel-height="scale"><draw:text-box><text:p text:style-name="P162"/></draw:text-box><svg:title/><svg:desc/></draw:frame></text:span><text:span text:style-name="T163"><draw:frame draw:z-index="6" draw:id="id2" draw:style-name="a2" draw:name="Врезка6" text:anchor-type="paragraph" svg:x="0.0126in" svg:y="3.72362in" svg:width="6.29792in" svg:height="3.11528in" style:rel-width="scale" style:rel-height="scale"><draw:text-box><text:p text:style-name="Drawing"><text:span text:style-name="T164">)</text:span></text:p></draw:text-box><svg:title/><svg:desc/></draw:frame></text:span><text:span text:style-name="T165"><draw:frame draw:z-index="8" draw:id="id3" draw:style-name="a3" draw:name="Врезка7" text:anchor-type="paragraph" svg:x="0.0063in" svg:y="7.10906in" svg:width="6.29792in" svg:height="3.11528in" style:rel-width="scale" style:rel-height="scale"><draw:text-box><text:p text:style-name="P166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/>
      <style:text-properties style:font-name-asian="Calibri" style:font-name-complex="Noto Nastaliq Urdu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style:contextual-spacing="false"/>
      <style:text-properties style:font-name-asian="Calibri" style:font-name-complex="Noto Nastaliq Urdu" fo:font-size="14pt" style:font-size-asian="14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contextual-spacing="true" fo:margin-top="0.1666in" fo:margin-bottom="0.1666in" fo:line-height="150%" fo:text-indent="0.4923in"/>
      <style:text-properties style:font-name="Times New Roman" style:font-name-asian="Times New Roman" style:font-name-complex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style:contextual-spacing="false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false" fo:margin-top="0in" fo:margin-bottom="0.0972in"/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top="0in"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 fo:line-height="115%"/>
      <style:text-properties style:font-name="Arial" style:font-name-asian="Arial" style:font-name-complex="Arial" style:letter-kerning="false" style:language-asian="zh" style:country-asian="CN" style:language-complex="hi" style:country-complex="IN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Times New Roman" style:font-name-asian="Calibri" style:font-name-complex="Noto Nastaliq Urdu" fo:font-size="16pt" style:font-size-asian="16pt" style:font-size-complex="16pt"/>
    </style:style>
    <style:style style:name="messagemeta" style:display-name="messagemeta" style:family="text" style:parent-style-name="DefaultParagraphFontWW"/>
    <style:style style:name="message-time" style:display-name="message-time" style:family="text" style:parent-style-name="DefaultParagraphFontWW"/>
    <style:style style:name="Заголовок2Знак" style:display-name="Заголовок 2 Знак" style:family="text" style:parent-style-name="DefaultParagraphFontWW">
      <style:text-properties style:font-name="Times New Roman" style:font-name-asian="Calibri" style:font-name-complex="Noto Nastaliq Urdu" fo:font-size="14pt" style:font-size-asian="14pt" style:font-size-complex="13pt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>
      <style:text-properties style:font-name-complex="Courier New"/>
    </style:style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>
      <style:text-properties style:font-name-complex="Courier New"/>
    </style:style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>
      <style:text-properties style:font-name-complex="Courier New"/>
    </style:style>
    <style:style style:name="ListLabel306" style:display-name="ListLabel 306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Noto Sans Mono" style:font-name-asian="Noto Sans Mono" style:font-name-complex="Noto Nastaliq Urdu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bullet>
      <text:list-level-style-bullet text:level="2" text:style-name="WW_CharLFO4LVL2" text:bullet-char="o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4" text:bullet-char="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bullet>
      <text:list-level-style-bullet text:level="5" text:style-name="WW_CharLFO4LVL5" text:bullet-char="o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7" text:bullet-char="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bullet>
      <text:list-level-style-bullet text:level="8" text:style-name="WW_CharLFO4LVL8" text:bullet-char="o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7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7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7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8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8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8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0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10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10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33" style:display-name="WWNum33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34" style:display-name="WWNum3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тудент ПТК</meta:initial-creator>
    <dc:creator>antonsurzik8@gmail.com</dc:creator>
    <meta:creation-date>2024-02-02T09:46:00Z</meta:creation-date>
    <dc:date>2024-04-27T12:11:00Z</dc:date>
    <meta:template xlink:href="Normal" xlink:type="simple"/>
    <meta:editing-cycles>50</meta:editing-cycles>
    <meta:editing-duration>PT63480S</meta:editing-duration>
    <meta:user-defined meta:name="AppVersion">16.0000</meta:user-defined>
    <meta:document-statistic meta:page-count="1" meta:paragraph-count="44" meta:word-count="3329" meta:character-count="22266" meta:row-count="158" meta:non-whitespace-character-count="18981"/>
  </office:meta>
</office:document-meta>
</file>